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 style:font-pitch="variable"/>
  </office:font-face-decls>
  <office:automatic-styles>
    <style:style style:name="P1" style:family="paragraph" style:parent-style-name="Standard">
      <style:text-properties style:font-name="Pyidaungsu" fo:font-size="13pt" fo:font-weight="bold" officeooo:rsid="00128803" officeooo:paragraph-rsid="00128803" style:font-size-asian="11.3500003814697pt" style:font-weight-asian="bold" style:font-name-complex="Pyidaungsu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Pyidaungsu" fo:font-size="13pt" fo:font-weight="bold" officeooo:rsid="00128803" officeooo:paragraph-rsid="00128803" style:font-size-asian="11.3500003814697pt" style:font-weight-asian="bold" style:font-name-complex="Pyidaungsu" style:font-size-complex="13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.1252in" fo:margin-right="0in" fo:text-align="justify" style:justify-single-word="false" fo:text-indent="-0.1252in" style:auto-text-indent="false" style:page-number="auto" fo:background-color="transparent"/>
      <style:text-properties style:font-name="Pyidaungsu" fo:font-size="13pt" fo:font-weight="normal" officeooo:rsid="00128803" officeooo:paragraph-rsid="00128803" style:font-size-asian="11.3500003814697pt" style:font-weight-asian="normal" style:font-name-complex="Pyidaungsu" style:font-size-complex="13pt" style:font-weight-complex="normal"/>
    </style:style>
    <style:style style:name="P4" style:family="paragraph" style:parent-style-name="Standard">
      <loext:graphic-properties draw:fill="none"/>
      <style:paragraph-properties fo:margin-left="0.1252in" fo:margin-right="0in" fo:text-align="justify" style:justify-single-word="false" fo:text-indent="-0.1252in" style:auto-text-indent="false" fo:background-color="transparent"/>
      <style:text-properties style:font-name="Pyidaungsu" fo:font-size="13pt" fo:font-weight="normal" officeooo:rsid="00128803" officeooo:paragraph-rsid="00128803" style:font-size-asian="11.3500003814697pt" style:font-weight-asian="normal" style:font-name-complex="Pyidaungsu" style:font-size-complex="13pt" style:font-weight-complex="normal"/>
    </style:style>
    <style:style style:name="P5" style:family="paragraph" style:parent-style-name="Standard">
      <loext:graphic-properties draw:fill="none"/>
      <style:paragraph-properties fo:margin-left="0.1252in" fo:margin-right="0in" fo:text-align="justify" style:justify-single-word="false" fo:text-indent="-0.1252in" style:auto-text-indent="false" fo:background-color="transparent"/>
      <style:text-properties fo:font-weight="normal" officeooo:paragraph-rsid="0012880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Pyidaungsu" fo:font-size="13pt" fo:font-weight="normal" officeooo:rsid="00128803" style:font-size-asian="11.3500003814697pt" style:font-weight-asian="normal" style:font-name-complex="Pyidaungsu" style:font-size-complex="13pt" style:font-weight-complex="normal"/>
    </style:style>
    <style:style style:name="T3" style:family="text">
      <style:text-properties style:font-name="Pyidaungsu" fo:font-size="13pt" fo:font-weight="normal" officeooo:rsid="00130617" style:font-size-asian="11.3500003814697pt" style:font-weight-asian="normal" style:font-name-complex="Pyidaungsu" style:font-size-complex="13pt" style:font-weight-complex="normal"/>
    </style:style>
    <style:style style:name="T4" style:family="text">
      <style:text-properties style:font-name="Pyidaungsu" fo:font-size="13pt" fo:font-weight="normal" officeooo:rsid="00131987" style:font-size-asian="11.3500003814697pt" style:font-weight-asian="normal" style:font-name-complex="Pyidaungsu" style:font-size-complex="13pt" style:font-weight-complex="normal"/>
    </style:style>
    <style:style style:name="T5" style:family="text">
      <style:text-properties style:font-name="Pyidaungsu" fo:font-size="13pt" officeooo:rsid="00128803" style:font-size-asian="11.3500003814697pt" style:font-name-complex="Pyidaungsu" style:font-size-complex="13pt"/>
    </style:style>
    <style:style style:name="T6" style:family="text">
      <style:text-properties style:font-name="Pyidaungsu" fo:font-size="13pt" officeooo:rsid="00130617" style:font-size-asian="11.3500003814697pt" style:font-name-complex="Pyidaungsu" style:font-size-complex="13pt"/>
    </style:style>
    <style:style style:name="T7" style:family="text">
      <style:text-properties style:font-name="Pyidaungsu" fo:font-size="13pt" officeooo:rsid="00131987" style:font-size-asian="11.3500003814697pt" style:font-name-complex="Pyidaungsu" style:font-size-complex="13pt"/>
    </style:style>
    <style:style style:name="T8" style:family="text">
      <style:text-properties officeooo:rsid="00131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အမျိုးသားယဉ်ကျေးမှု</text:p>
      <text:p text:style-name="P3">- ဗုဒ္ဓယဉ်ကျေးမှု</text:p>
      <text:p text:style-name="P4">- ယဉ်ကျေးမှုဆိုသည်မှာ "သိမ့်မွေ့ပြေပြစ်သော တက်သိလိမ္မာမှု၊ တိုးတက်ထွန်းကားလာသော လူမှုအဆင့်အတန်း၊ အစဉ်အလာအားဖြင့် ထိန်းသိမ်းတည်ရှိလာသော ဓလေ့ထုံးတမ်း"</text:p>
      <text:p text:style-name="P4">- နယ်ကျယ်<text:span text:style-name="T8">။</text:span></text:p>
      <text:p text:style-name="P4">- ကူးလူး ဆက်ဆံ၊ သာသနာပြု၊ စစ်မက်<text:span text:style-name="T8">။</text:span></text:p>
      <text:p text:style-name="P4">- အနော်ရထာ - သထုံနဲ့ war ဖြစ် - ပိဋကတ်တော်များ၊ သံဃာတော်များ ပုဂံသို့ပင့် - ပန်းဆယ်မျိုးအတတ်ပညာကိုခေါ်- နေ့ချင်းညချင်း - သာသနာအဆောက်အအုံများ - ဘုရားပုထိုးများ ပေါ်<text:span text:style-name="T8">။</text:span></text:p>
      <text:p text:style-name="P4">- ရွေစည်းခုံ၊ အာနန္ဒာ၊ ဂေါဓောပလ္လင်၊ သဗ္ဗညု - ပန်းချီ၊ ပန်းပု၊ နံရံ ဆေးရေး လက်စွမ်းပြရာ ဒေသ<text:span text:style-name="T8">။</text:span></text:p>
      <text:p text:style-name="P4">- ဇာတ်တော် ငါးရာ့ငါးဆယ် - နံရံ ၊ တန်ဆောင်း တွင် ပန်းချီ၊ ပန်းပု လက်ရာများဖြင့် ပြုလုပ်<text:span text:style-name="T8">။</text:span></text:p>
      <text:p text:style-name="P5"><text:span text:style-name="T5">- ပုခေတ် ဗုဒ္ဓယဉ်ကျေးမှုကို အခြေခံ - အင်းဝခေတ်စာဆိုများသည် ပျို့၊ လင်္ကာဖြင့် - ဗုဒ္ဓဖြစ်စဉ်ကို ရေးဖွဲ့ - မြန်မာစာပေယဉ်ကျေးမှု အခြေခိုင်မာ - from ကုန်းဘောင် to မျက်မှောက်</text:span><text:span text:style-name="T7">။</text:span></text:p>
      <text:p text:style-name="P5"><text:span text:style-name="T5">- </text:span><text:span text:style-name="T6">ဗုဒ္ဓစာပေကို အခြေခံ - အပြောအဆို၊ လူမှုဆက်ဆံ၊ ယဉ်ကျေး၊ လူကျင့်ဝတ်(သိင်္ဂါလောဝါဒ)၊ ပေါင်းသင်းဆက်ဆံ၊ နေထိုင်၊ ပညာ၊ စိတ်ထား၊ သည်းခံ၊ ခြိုးခြံ၊ <text:s/></text:span><text:span text:style-name="T7">စသော မင်္ဂလာတရားများသည် <text:s text:c="6"/>ယဉ်ကျးမှုတရားတော်များပင်ဖြစ်ပါသည်။</text:span></text:p>
      <text:p text:style-name="P5"><text:span text:style-name="T7">- ဗုဒ္ဓတရားတော်ကို အခြေခံ ပွဲတော်များဖြစ် - သင်္ကြန်၊ ဝါဆို၊ သီတင်းကျွတ်။</text:span></text:p>
      <text:p text:style-name="P5"><text:span text:style-name="T7">- မြန်မာ့ ဇာတ်သဘင် လည်းတိုးတက်ထွန်းကား လာ၊ အနုပညာ ယဉ်ကျေးမှု အဖြာဖြာ ဗုဒ္ဓယဉ်ကျေးမှု ဆင်းသက်။</text:span></text:p>
      <text:p text:style-name="P5"><text:span text:style-name="T7">- ကိုယ်ယဉ်ကျေး၊ နှုတ်ယဉ်ကျေး၊ စိတ်ယဉ်ကျေးမှု တို့သည် ငါးပါးသီလ၊ ဆယ်ပါးသီလ မှ လာပါသည်။</text:span></text:p>
      <text:p text:style-name="P5"><text:span text:style-name="T7">- မြန်မာတို့ဘဝ၊ မြန်မာတို့ ပတ်ဝန်းကျင်လောကတွင် မြန်မာ့ယဉ်ကျေးမှု သည် ဗုဒ္ဓယဉ်ကျေးမှုနှင့် ကင်းလွတ်သည်မရှိ။ မြန်မာ့ ယဉ်ကျေးမှုအစ ပုဂံက။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05:16.778122217</meta:creation-date>
    <dc:date>2023-03-05T20:40:39.152701794</dc:date>
    <meta:editing-duration>PT26S</meta:editing-duration>
    <meta:editing-cycles>1</meta:editing-cycles>
    <meta:document-statistic meta:table-count="0" meta:image-count="0" meta:object-count="0" meta:page-count="1" meta:paragraph-count="15" meta:word-count="135" meta:character-count="886" meta:non-whitespace-character-count="757"/>
    <meta:generator>LibreOffice/7.3.7.2$Linux_X86_64 LibreOffice_project/30$Build-2</meta:generator>
  </office:meta>
</office:document-meta>
</file>